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3000000B7BCCE3BB369B29F19.png" manifest:media-type="image/png"/>
  <manifest:file-entry manifest:full-path="Pictures/10000201000000CB000000F8B4B9394FECA886FD.png" manifest:media-type="image/png"/>
  <manifest:file-entry manifest:full-path="Pictures/10000201000000E8000000DAD320E2B01200EE70.png" manifest:media-type="image/png"/>
  <manifest:file-entry manifest:full-path="Pictures/10000201000000E1000000E179AE9C457FCFC4F0.png" manifest:media-type="image/png"/>
  <manifest:file-entry manifest:full-path="Pictures/1000020100000125000000AC53CFBC7BAAC2B413.png" manifest:media-type="image/png"/>
  <manifest:file-entry manifest:full-path="Pictures/10000201000000E1000000E18ADAE5BFF60D6FE8.png" manifest:media-type="image/png"/>
  <manifest:file-entry manifest:full-path="Pictures/10000201000000E1000000E19A03A2094FE4A1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4cm, 0.952cm, 0cm, 1.022cm)" draw:image-opacity="100%" style:mirror="none"/>
    </style:style>
    <style:style style:name="gr3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4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start="Arrowheads_20_11" draw:marker-start-width="0.3cm" draw:marker-end="Arrowheads_20_1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marker-start="Arrowheads_20_13" draw:marker-start-width="0.3cm"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3.174cm" svg:height="3.174cm" svg:x="4.811cm" svg:y="9.572cm">
          <draw:image xlink:href="Pictures/10000201000000E1000000E19A03A2094FE4A12B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4.134cm" svg:height="2.426cm" svg:x="20.678cm" svg:y="10.004cm">
          <draw:image xlink:href="Pictures/1000020100000125000000AC53CFBC7BAAC2B413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174cm" svg:height="3.174cm" svg:x="16.876cm" svg:y="6.398cm">
          <draw:image xlink:href="Pictures/10000201000000E1000000E179AE9C457FCFC4F0.png" xlink:type="simple" xlink:show="embed" xlink:actuate="onLoad" draw:mime-type="image/png">
            <text:p/>
          </draw:image>
        </draw:frame>
        <draw:frame draw:style-name="gr1" draw:text-style-name="P1" draw:layer="layout" svg:width="2.864cm" svg:height="3.499cm" svg:x="18.456cm" svg:y="13.7cm">
          <draw:image xlink:href="Pictures/10000201000000CB000000F8B4B9394FECA886FD.png" xlink:type="simple" xlink:show="embed" xlink:actuate="onLoad" draw:mime-type="image/png">
            <text:p/>
          </draw:image>
        </draw:frame>
        <draw:frame draw:style-name="gr2" draw:text-style-name="P1" xml:id="id5" draw:id="id5" draw:layer="layout" svg:width="1.905cm" svg:height="2.54cm" svg:x="10.842cm" svg:y="9.89cm">
          <draw:image xlink:href="Pictures/1000020100000113000000B7BCCE3BB369B29F19.png" xlink:type="simple" xlink:show="embed" xlink:actuate="onLoad" draw:mime-type="image/png">
            <text:p/>
          </draw:image>
        </draw:frame>
        <draw:connector draw:style-name="gr3" draw:text-style-name="P2" draw:layer="layout" draw:type="curve" svg:x1="18.463cm" svg:y1="9.572cm" svg:x2="15.238cm" svg:y2="13.382cm" draw:start-shape="id1" draw:end-shape="id2" draw:end-glue-point="0" svg:d="M18463 9572c0 2857-3225 953-3225 3810" svg:viewBox="0 0 3226 3811">
          <text:p/>
        </draw:connector>
        <draw:connector draw:style-name="gr4" draw:text-style-name="P2" draw:layer="layout" draw:type="curve" svg:x1="18.463cm" svg:y1="9.572cm" svg:x2="20.678cm" svg:y2="11.217cm" draw:start-shape="id1" draw:start-glue-point="2" draw:end-shape="id3" draw:end-glue-point="3" svg:d="M18463 9572c0 1097 738 1645 2215 1645" svg:viewBox="0 0 2216 1646">
          <text:p/>
        </draw:connector>
        <draw:frame draw:style-name="gr1" draw:text-style-name="P1" xml:id="id4" draw:id="id4" draw:layer="layout" svg:width="3.174cm" svg:height="3.174cm" svg:x="10.208cm" svg:y="5.127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5" draw:text-style-name="P2" draw:layer="layout" draw:type="curve" svg:x1="11.795cm" svg:y1="8.301cm" svg:x2="11.794cm" svg:y2="9.89cm" draw:start-shape="id4" draw:start-glue-point="2" draw:end-shape="id5" draw:end-glue-point="0" svg:d="M11795 8301c0 1192-1 398-1 1589" svg:viewBox="0 0 2 1590">
          <text:p/>
        </draw:connector>
        <draw:frame draw:style-name="gr6" draw:text-style-name="P3" draw:layer="layout" svg:width="2.318cm" svg:height="1.588cm" svg:x="10.525cm" svg:y="12.112cm">
          <draw:text-box>
            <text:p><text:span text:style-name="T1"><text:s text:c="2"/></text:span><text:span text:style-name="T1">V</text:span><text:span text:style-name="T1">P</text:span><text:span text:style-name="T1">S</text:span></text:p>
            <text:p><text:span text:style-name="T1">D</text:span><text:span text:style-name="T1">ro</text:span><text:span text:style-name="T1">pl</text:span><text:span text:style-name="T1">et</text:span></text:p>
          </draw:text-box>
        </draw:frame>
        <draw:frame draw:style-name="gr7" draw:text-style-name="P3" draw:layer="layout" svg:width="4.164cm" svg:height="0.962cm" svg:x="21.283cm" svg:y="12.42cm">
          <draw:text-box>
            <text:p>Raspberry Pi</text:p>
          </draw:text-box>
        </draw:frame>
        <draw:frame draw:style-name="gr7" draw:text-style-name="P3" draw:layer="layout" svg:width="5.011cm" svg:height="0.962cm" svg:x="17.896cm" svg:y="17.192cm">
          <draw:text-box>
            <text:p>Home Desktop</text:p>
          </draw:text-box>
        </draw:frame>
        <draw:frame draw:style-name="gr8" draw:text-style-name="P3" draw:layer="layout" svg:width="3.906cm" svg:height="1.673cm" svg:x="4.714cm" svg:y="12.344cm">
          <draw:text-box>
            <text:p>Laptop at</text:p>
            <text:p>Coffee shop</text:p>
          </draw:text-box>
        </draw:frame>
        <draw:frame draw:style-name="gr1" draw:text-style-name="P1" xml:id="id2" draw:id="id2" draw:layer="layout" svg:width="3.273cm" svg:height="3.075cm" svg:x="13.602cm" svg:y="13.382cm">
          <draw:image xlink:href="Pictures/10000201000000E8000000DAD320E2B01200EE70.png" xlink:type="simple" xlink:show="embed" xlink:actuate="onLoad" draw:mime-type="image/png">
            <text:p/>
          </draw:image>
        </draw:frame>
        <draw:frame draw:style-name="gr8" draw:text-style-name="P3" draw:layer="layout" svg:width="3.774cm" svg:height="0.962cm" svg:x="13.418cm" svg:y="16.557cm">
          <draw:text-box>
            <text:p>Wife’s MBP</text:p>
          </draw:text-box>
        </draw:frame>
        <draw:frame draw:style-name="gr1" draw:text-style-name="P1" xml:id="id6" draw:id="id6" draw:layer="layout" svg:width="3.174cm" svg:height="3.174cm" svg:x="10.208cm" svg:y="5.128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5" draw:text-style-name="P2" draw:layer="layout" draw:type="curve" svg:x1="13.382cm" svg:y1="6.715cm" svg:x2="16.876cm" svg:y2="7.985cm" draw:start-shape="id6" draw:start-glue-point="1" draw:end-shape="id1" svg:d="M13382 6715c2620 0 874 1270 3494 1270" svg:viewBox="0 0 3495 1271">
          <text:p/>
        </draw:connector>
        <draw:connector draw:style-name="gr9" draw:text-style-name="P2" draw:layer="layout" draw:type="curve" svg:x1="10.208cm" svg:y1="6.715cm" svg:x2="6.398cm" svg:y2="9.572cm" draw:start-shape="id6" draw:start-glue-point="3" draw:end-shape="id7" draw:end-glue-point="0" svg:d="M10208 6715c-2540 0-3810 952-3810 2857" svg:viewBox="0 0 3811 2858">
          <text:p/>
        </draw:connector>
        <draw:connector draw:style-name="gr10" draw:text-style-name="P2" draw:layer="layout" draw:type="curve" draw:line-skew="3.377cm" svg:x1="20.086cm" svg:y1="7.986cm" svg:x2="21.356cm" svg:y2="15.45cm" svg:d="M20086 7986c7720 0 7085 7464 1270 7464" svg:viewBox="0 0 5714 7465">
          <text:p/>
        </draw:connector>
      </draw:page>
      <draw:page draw:name="page2" draw:style-name="dp1" draw:master-page-name="Default">
        <draw:frame draw:style-name="gr1" draw:text-style-name="P1" xml:id="id14" draw:id="id14" draw:layer="layout" svg:width="3.174cm" svg:height="3.174cm" svg:x="4.812cm" svg:y="9.573cm">
          <draw:image xlink:href="Pictures/10000201000000E1000000E19A03A2094FE4A12B.png" xlink:type="simple" xlink:show="embed" xlink:actuate="onLoad" draw:mime-type="image/png">
            <text:p/>
          </draw:image>
        </draw:frame>
        <draw:frame draw:style-name="gr1" draw:text-style-name="P1" xml:id="id12" draw:id="id12" draw:layer="layout" svg:width="4.134cm" svg:height="2.426cm" svg:x="20.679cm" svg:y="10.005cm">
          <draw:image xlink:href="Pictures/1000020100000125000000AC53CFBC7BAAC2B413.png" xlink:type="simple" xlink:show="embed" xlink:actuate="onLoad" draw:mime-type="image/png">
            <text:p/>
          </draw:image>
        </draw:frame>
        <draw:frame draw:style-name="gr1" draw:text-style-name="P1" xml:id="id10" draw:id="id10" draw:layer="layout" svg:width="3.174cm" svg:height="3.174cm" svg:x="16.877cm" svg:y="6.399cm">
          <draw:image xlink:href="Pictures/10000201000000E1000000E179AE9C457FCFC4F0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2.864cm" svg:height="3.499cm" svg:x="18.457cm" svg:y="13.701cm">
          <draw:image xlink:href="Pictures/10000201000000CB000000F8B4B9394FECA886FD.png" xlink:type="simple" xlink:show="embed" xlink:actuate="onLoad" draw:mime-type="image/png">
            <text:p/>
          </draw:image>
        </draw:frame>
        <draw:frame draw:style-name="gr2" draw:text-style-name="P1" xml:id="id8" draw:id="id8" draw:layer="layout" svg:width="1.905cm" svg:height="2.54cm" svg:x="10.843cm" svg:y="9.891cm">
          <draw:image xlink:href="Pictures/1000020100000113000000B7BCCE3BB369B29F19.png" xlink:type="simple" xlink:show="embed" xlink:actuate="onLoad" draw:mime-type="image/png">
            <text:p/>
          </draw:image>
        </draw:frame>
        <draw:connector draw:style-name="gr3" draw:text-style-name="P2" draw:layer="layout" draw:type="curve" svg:x1="12.748cm" svg:y1="11.161cm" svg:x2="15.239cm" svg:y2="13.383cm" draw:start-shape="id8" draw:start-glue-point="1" draw:end-shape="id9" draw:end-glue-point="0" svg:d="M12748 11161c1661 0 2491 740 2491 2222" svg:viewBox="0 0 2492 2223">
          <text:p/>
        </draw:connector>
        <draw:connector draw:style-name="gr10" draw:text-style-name="P2" draw:layer="layout" draw:type="curve" draw:line-skew="3.377cm" svg:x1="20.051cm" svg:y1="7.986cm" svg:x2="21.321cm" svg:y2="15.45cm" draw:start-shape="id10" draw:start-glue-point="1" draw:end-shape="id11" draw:end-glue-point="1" svg:d="M20051 7986c7720 0 7085 7464 1270 7464" svg:viewBox="0 0 5714 7465">
          <text:p/>
        </draw:connector>
        <draw:connector draw:style-name="gr4" draw:text-style-name="P2" draw:layer="layout" draw:type="curve" svg:x1="12.748cm" svg:y1="11.161cm" svg:x2="20.679cm" svg:y2="11.218cm" draw:start-shape="id8" draw:start-glue-point="1" draw:end-shape="id12" draw:end-glue-point="3" svg:d="M12748 11161c5949 0 1984 57 7931 57" svg:viewBox="0 0 7932 58">
          <text:p/>
        </draw:connector>
        <draw:frame draw:style-name="gr1" draw:text-style-name="P1" xml:id="id13" draw:id="id13" draw:layer="layout" svg:width="3.174cm" svg:height="3.174cm" svg:x="10.209cm" svg:y="5.128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5" draw:text-style-name="P2" draw:layer="layout" draw:type="curve" svg:x1="11.796cm" svg:y1="8.302cm" svg:x2="11.795cm" svg:y2="9.891cm" draw:start-shape="id13" draw:start-glue-point="2" draw:end-shape="id8" draw:end-glue-point="0" svg:d="M11796 8302c0 1192-1 398-1 1589" svg:viewBox="0 0 2 1590">
          <text:p/>
        </draw:connector>
        <draw:frame draw:style-name="gr7" draw:text-style-name="P3" draw:layer="layout" svg:width="4.164cm" svg:height="0.962cm" svg:x="21.284cm" svg:y="12.421cm">
          <draw:text-box>
            <text:p>Raspberry Pi</text:p>
          </draw:text-box>
        </draw:frame>
        <draw:frame draw:style-name="gr7" draw:text-style-name="P3" draw:layer="layout" svg:width="5.011cm" svg:height="0.962cm" svg:x="17.897cm" svg:y="17.193cm">
          <draw:text-box>
            <text:p>Home Desktop</text:p>
          </draw:text-box>
        </draw:frame>
        <draw:frame draw:style-name="gr8" draw:text-style-name="P3" draw:layer="layout" svg:width="3.906cm" svg:height="1.673cm" svg:x="4.715cm" svg:y="12.345cm">
          <draw:text-box>
            <text:p>Laptop at</text:p>
            <text:p>Coffee shop</text:p>
          </draw:text-box>
        </draw:frame>
        <draw:frame draw:style-name="gr1" draw:text-style-name="P1" xml:id="id9" draw:id="id9" draw:layer="layout" svg:width="3.273cm" svg:height="3.075cm" svg:x="13.603cm" svg:y="13.383cm">
          <draw:image xlink:href="Pictures/10000201000000E8000000DAD320E2B01200EE70.png" xlink:type="simple" xlink:show="embed" xlink:actuate="onLoad" draw:mime-type="image/png">
            <text:p/>
          </draw:image>
        </draw:frame>
        <draw:frame draw:style-name="gr8" draw:text-style-name="P3" draw:layer="layout" svg:width="3.774cm" svg:height="0.962cm" svg:x="13.419cm" svg:y="16.558cm">
          <draw:text-box>
            <text:p>Wife’s MBP</text:p>
          </draw:text-box>
        </draw:frame>
        <draw:frame draw:style-name="gr1" draw:text-style-name="P1" draw:layer="layout" svg:width="3.174cm" svg:height="3.174cm" svg:x="10.209cm" svg:y="5.129cm">
          <draw:image xlink:href="Pictures/10000201000000E1000000E18ADAE5BFF60D6FE8.png" xlink:type="simple" xlink:show="embed" xlink:actuate="onLoad" draw:mime-type="image/png">
            <text:p/>
          </draw:image>
        </draw:frame>
        <draw:connector draw:style-name="gr9" draw:text-style-name="P2" draw:layer="layout" draw:type="curve" svg:x1="10.843cm" svg:y1="11.161cm" svg:x2="7.986cm" svg:y2="11.16cm" draw:start-shape="id8" draw:start-glue-point="3" draw:end-shape="id14" draw:end-glue-point="1" svg:d="M10843 11161c-2142 0-714-1-2857-1" svg:viewBox="0 0 2858 2">
          <text:p/>
        </draw:connector>
        <draw:connector draw:style-name="gr5" draw:text-style-name="P2" draw:layer="layout" draw:type="curve" svg:x1="13.382cm" svg:y1="6.715cm" svg:x2="16.876cm" svg:y2="7.985cm" svg:d="M13382 6715c2620 0 874 1270 3494 1270" svg:viewBox="0 0 3495 1271">
          <text:p/>
        </draw:connector>
        <draw:frame draw:style-name="gr6" draw:text-style-name="P3" draw:layer="layout" svg:width="2.318cm" svg:height="1.588cm" svg:x="10.525cm" svg:y="12.112cm">
          <draw:text-box>
            <text:p><text:span text:style-name="T1"><text:s text:c="2"/></text:span><text:span text:style-name="T1">VPS</text:span></text:p>
            <text:p><text:span text:style-name="T1">Dropl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18:08:42.137650135</meta:creation-date>
    <dc:date>2022-01-19T11:40:54.518663013</dc:date>
    <meta:editing-duration>PT16H57M48S</meta:editing-duration>
    <meta:editing-cycles>4</meta:editing-cycles>
    <meta:generator>LibreOffice/7.1.8.1$Linux_X86_64 LibreOffice_project/10$Build-1</meta:generator>
    <meta:document-statistic meta:object-count="38"/>
  </office:meta>
</office:document-meta>
</file>